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ssagingTemplate.doReceive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ingTemplate.doSend( String destination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MessagingTemplate.setReceiveMessage( Message &lt; ? &gt; receiv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questReplyTemplateTests.convertAnd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RequestReply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questReplyTemplateTests.convertAndSendToDestinationWithHeadersAndPos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RequestReplyTemplateTests.sendAndReceiveMissing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equestReplyTemplateTests.sendAndReceiveToDestin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RequestReplyTemplateTests.convertAndSendWithPos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MessagingTemplate.doSendAndReceive( String destination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equestReplyTemplateTests.convertAndSendToDestinationWit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RequestReplyTemplateTests.sendAndRecei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RequestReplyTemplateTests.convertAndSendToDestinationWithPos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RequestReplyTemplateTests.convertAndSendTo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